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2.994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0.06pt solid #999999" fo:background-color="#e6e6e6" fo:border-left="0.06pt solid #999999" fo:border-right="0.06pt solid #666666" fo:border-top="0.06pt solid #999999"/>
    </style:style>
    <style:style style:name="ce3" style:family="table-cell" style:parent-style-name="Default">
      <style:table-cell-properties fo:border-bottom="0.06pt solid #999999" fo:background-color="#e6e6e6" fo:border-left="0.06pt solid #999999" fo:border-right="0.06pt solid #666666" fo:border-top="0.06pt solid #999999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-bottom="0.06pt solid #999999" fo:background-color="#e6e6e6" fo:border-left="0.06pt solid #666666" fo:border-right="0.06pt solid #666666" fo:border-top="0.06pt solid #999999"/>
    </style:style>
    <style:style style:name="ce5" style:family="table-cell" style:parent-style-name="Default">
      <style:table-cell-properties fo:border-bottom="0.06pt solid #999999" fo:background-color="#e6e6e6" fo:border-left="0.06pt solid #666666" fo:border-right="0.06pt solid #666666" fo:border-top="0.06pt solid #999999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U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LM385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MCP4922-E/SL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AC74HC74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CD4069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2,U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IC-16_N</text:p>
          </table:table-cell>
          <table:table-cell table:style-name="ce4" office:value-type="string" calcext:value-type="string">
            <text:p>74HC4060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MCP4921-E/SN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LM358</text:p>
          </table:table-cell>
          <table:table-cell table:style-name="ce4" office:value-type="string" calcext:value-type="string">
            <text:p>LM 385 M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<text:s/>/ MCP6002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_HC49-SD_SMD</text:p>
          </table:table-cell>
          <table:table-cell table:style-name="ce4" office:value-type="string" calcext:value-type="string">
            <text:p>8MHz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_HC49-SD_SMD</text:p>
          </table:table-cell>
          <table:table-cell table:style-name="ce4" office:value-type="string" calcext:value-type="string">
            <text:p>7.3721MHz</text:p>
          </table:table-cell>
          <table:table-cell table:style-name="ce4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C2,C3, C9,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150pF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5,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470pF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nF</text:p>
          </table:table-cell>
          <table:table-cell office:value-type="string" calcext:value-type="string">
            <text:p>bestellen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5,C16,C17,C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33pF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10n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22, 33 oder jetz mal 47nF </text:p>
          </table:table-cell>
          <table:table-cell office:value-type="string" calcext:value-type="string">
            <text:p>← test für mehr fil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C6,C13,C19,C20,C21,C23,</text:span></text:p>
            <text:p><text:span text:style-name="T1">C24,C25,C26,C27,C28</text:span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X5R-G0805 10/16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office:value-type="string" calcext:value-type="string">
            <text:p>22uF</text:p>
          </table:table-cell>
          <table:table-cell office:value-type="string" calcext:value-type="string">
            <text:p>ist 22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330pF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220pF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220pF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4,C11</text:p>
          </table:table-cell>
          <table:table-cell table:number-columns-repeated="2"/>
          <table:table-cell office:value-type="string" calcext:value-type="string">
            <text:p>nicht bestückt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7, C14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BB914</text:p>
          </table:table-cell>
          <table:table-cell/>
          <table:table-cell office:value-type="string" calcext:value-type="string">
            <text:p>ok farnell</text:p>
          </table:table-cell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1mH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47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icht bestüc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icht bestüc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9,R10,R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ok</text:p>
          </table:table-cell>
          <table:table-cell table:style-name="ce7" office:value-type="string" calcext:value-type="string">
            <text:p>nicht bestück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1,R5,R11,R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4.7M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14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470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2.2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19,R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47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6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2.2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3,R4,R7,R8,R15,R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_6mm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ASTER 931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1,P2,P3,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TV09A-4020U-B103 </text:p>
          </table:table-cell>
          <table:table-cell/>
          <table:table-cell office:value-type="float" office:value="2519610" calcext:value-type="float">
            <text:p>2519610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Y3,Y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_Pinheader_8</text:p>
          </table:table-cell>
          <table:table-cell office:value-type="string" calcext:value-type="string">
            <text:p>CONN_01X08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5,Y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_Pinheader_6</text:p>
          </table:table-cell>
          <table:table-cell office:value-type="string" calcext:value-type="string">
            <text:p>CONN_01X06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Y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3_5_SMD</text:p>
          </table:table-cell>
          <table:table-cell office:value-type="string" calcext:value-type="string">
            <text:p>PLUG_3_5_SMD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UNO</text:p>
          </table:table-cell>
          <table:table-cell office:value-type="string" calcext:value-type="string">
            <text:p>Arduino_UNO_R2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estückungskosten</text:p>
          </table:table-cell>
          <table:table-cell table:style-name="Default" table:formula="of:=66*3/100" office:value-type="float" office:value="1.98" calcext:value-type="float">
            <text:p>1.98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6" table:number-columns-repeated="3" table:default-cell-style-name="Default"/>
        <table:table-column table:style-name="co6" table:default-cell-style-name="ce7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table:formula="of:=[.D1]" office:value-type="string" office:string-value="C6" calcext:value-type="string">
            <text:p>C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<text:span text:style-name="T2">C13</text:span></text:p>
            <text:p/>
          </table:table-cell>
          <table:table-cell table:formula="of:=CONCATENATE([.E1];&quot;,&quot;;[.D2])" office:value-type="string" office:string-value="C6,C13&#10;" calcext:value-type="string">
            <text:p>C6,C13</text:p>
            <text:p/>
          </table:table-cell>
        </table:table-row>
        <table:table-row table:style-name="ro2">
          <table:table-cell table:number-columns-repeated="3"/>
          <table:table-cell office:value-type="string" calcext:value-type="string">
            <text:p>C19</text:p>
          </table:table-cell>
          <table:table-cell table:formula="of:=CONCATENATE([.E2];&quot;,&quot;;[.D3])" office:value-type="string" office:string-value="C6,C13&#10;,C19" calcext:value-type="string">
            <text:p>C6,C13</text:p>
            <text:p>,C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0</text:p>
          </table:table-cell>
          <table:table-cell table:formula="of:=CONCATENATE([.E3];&quot;,&quot;;[.D4])" office:value-type="string" office:string-value="C6,C13&#10;,C19,C20" calcext:value-type="string">
            <text:p>C6,C13</text:p>
            <text:p>,C19,C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1</text:p>
          </table:table-cell>
          <table:table-cell table:formula="of:=CONCATENATE([.E4];&quot;,&quot;;[.D5])" office:value-type="string" office:string-value="C6,C13&#10;,C19,C20,C21" calcext:value-type="string">
            <text:p>C6,C13</text:p>
            <text:p>,C19,C20,C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3</text:p>
          </table:table-cell>
          <table:table-cell table:formula="of:=CONCATENATE([.E5];&quot;,&quot;;[.D6])" office:value-type="string" office:string-value="C6,C13&#10;,C19,C20,C21,C23" calcext:value-type="string">
            <text:p>C6,C13</text:p>
            <text:p>,C19,C20,C21,C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4</text:p>
          </table:table-cell>
          <table:table-cell table:formula="of:=CONCATENATE([.E6];&quot;,&quot;;[.D7])" office:value-type="string" office:string-value="C6,C13&#10;,C19,C20,C21,C23,C24" calcext:value-type="string">
            <text:p>C6,C13</text:p>
            <text:p>,C19,C20,C21,C23,C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5</text:p>
          </table:table-cell>
          <table:table-cell table:formula="of:=CONCATENATE([.E7];&quot;,&quot;;[.D8])" office:value-type="string" office:string-value="C6,C13&#10;,C19,C20,C21,C23,C24,C25" calcext:value-type="string">
            <text:p>C6,C13</text:p>
            <text:p>,C19,C20,C21,C23,C24,C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6</text:p>
          </table:table-cell>
          <table:table-cell table:formula="of:=CONCATENATE([.E8];&quot;,&quot;;[.D9])" office:value-type="string" office:string-value="C6,C13&#10;,C19,C20,C21,C23,C24,C25,C26" calcext:value-type="string">
            <text:p>C6,C13</text:p>
            <text:p>,C19,C20,C21,C23,C24,C25,C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7</text:p>
          </table:table-cell>
          <table:table-cell table:formula="of:=CONCATENATE([.E9];&quot;,&quot;;[.D10])" office:value-type="string" office:string-value="C6,C13&#10;,C19,C20,C21,C23,C24,C25,C26,C27" calcext:value-type="string">
            <text:p>C6,C13</text:p>
            <text:p>,C19,C20,C21,C23,C24,C25,C26,C2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8</text:p>
          </table:table-cell>
          <table:table-cell table:formula="of:=CONCATENATE([.E10];&quot;,&quot;;[.D11])" office:value-type="string" office:string-value="C6,C13&#10;,C19,C20,C21,C23,C24,C25,C26,C27,C28" calcext:value-type="string">
            <text:p>C6,C13</text:p>
            <text:p>,C19,C20,C21,C23,C24,C25,C26,C27,C28</text:p>
          </table:table-cell>
        </table:table-row>
        <table:table-row table:style-name="ro1" table:number-rows-repeated="7"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28,C27,C26,C25,C24,C23,C13</text:p>
            <text:p><text:span text:style-name="T1">C6, C19,C21,C20</text:span></text:p>
          </table:table-cell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A14:Sheet1.G4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D1:Sheet2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8:21:35.563298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4:32:09.514886041</dc:date>
    <dc:creator>Urs Gaudenz</dc:creator>
    <meta:generator>LibreOffice/4.2.8.2$Linux_x86 LibreOffice_project/420m0$Build-2</meta:generator>
    <meta:editing-duration>PT2H47M31S</meta:editing-duration>
    <meta:editing-cycles>17</meta:editing-cycles>
    <meta:document-statistic meta:table-count="2" meta:cell-count="225" meta:object-count="0"/>
  </office:meta>
</office:document-meta>
</file>